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Закон Ешбі: управляюча система не може бути простіша ніж управляєма.<text:line-break/>Немає нічого практичнішого, ніж хороша <text:s/>теорія: Енштейн<text:line-break/><text:line-break/>Функції керівника по Адізесу:<text:line-break/>- адміністративна - організувати ефективну роботу<text:line-break/>- продукуюча - працювати як спеціаліст(може найкваліфікованіший), дожимати до результату<text:line-break/>- інтегруюча - створення команди(через сист. цінностей і т. д.)<text:line-break/>- підприємницька - інновації і розуміння майбутніх потреб/проблем<text:line-break/>Керівник норм, якщо добре виконує хоча б 2.<text:line-break/><text:line-break/>Риси полководця по Сунь Цзи<text:line-break/>- розум<text:line-break/>- "справжність" - типу харизма (вірність своїм принципам, обов"язку, справедливість, чесність, довіра інших до себе ); це інструмент отримати прихильність солдат<text:line-break/>- мужність - вміння прийняти рішення і добитись результату<text:line-break/>- гуманність - + заохочування за досягнення; також спосіб Отрим прихильність<text:line-break/>- строгість - вміння тримати всіх в дисципліні.<text:line-break/>АЛЕ маси управляються не строгість, а її рузультатом - Авторитетом полководця<text:line-break/><text:line-break/>Стр 111 - типи керівників, зізвучно з типізацією Юнга.<text:line-break/><text:line-break/>Пастки при навчанні:<text:line-break/>- "синдром маестро" - відпрацьовувати навик, який і так виходить, уникати того, що не виходить.<text:line-break/>- "синдром стажера" - навик багато повторюється, але не відточується. Уже довго за кермом і не глохнеш на світлофорах - ти не майстер водіння.<text:line-break/>- жалість до себе<text:line-break/>- тимчасове падіння ефективності при використанні нових підходів<text:line-break/><text:line-break/>Функції влади<text:line-break/>- формування парадигм(перекл. як світосприйняття, світогляд) - визначення "системи координат" <text:line-break/>- формулювання правил. Залучай підлеглих. Або всі разом випрацюємо зручні правила, або будуть виконувати, те що придумав сам. <text:line-break/>- запезпечення виконання правил<text:line-break/>- похвала "праведників" і тих хто показує успіхи на шляху до "праведності" <text:line-break/>- покарання "грішників". Проступок - це порушення правила/парадигми. Помилка - це коли неуспіх, але нічого не порушено. <text:line-break/>- корегувати систему<text:line-break/>- підбадьорювати систему - тренінги, корпоративи, спільне стратегічне планування, обговорення ринку і компанії, премії за кращу ідею, публічне покарання винуватців. <text:line-break/><text:line-break/>Посадові джерела влади:<text:line-break/>- повноваження<text:line-break/>- залякування - є можливість створити проблеми на роботі<text:line-break/>- заохочення<text:line-break/><text:line-break/>Особистісні джерела влади: кваліфікація, стаж, результативність, харизма, вік.<text:line-break/><text:line-break/>Ситуацію можна аналізувати, використовуючи осі "сила правил" , "сила керівника". <text:line-break/><text:line-break/><text:soft-page-break/>Принципи регулярного менеджменту:<text:line-break/>- всі керівники знають(пройшли навчання) спільну теорію управління, її принципи і терміни. Глибина знань може залежати від місця в ієрархії. <text:line-break/>- всі керівнини користуються цією тероєю на практиці<text:line-break/>- ключові параметри роботи записані, заплановані, контролюються і корегуються<text:line-break/>- ініціатива підлеглих розуміється як додатковий ресурс, але ніяк не основний.<text:line-break/>- результат і методи з ресурсами його досягнення чітко оговорені; зміни в доступних методах/ресурсів обговорюються наперед крім форс-мажорних обставин<text:line-break/>- керівники і підлеглі оперують однаковим набором правил; зміни в правилах обговорюються наперед<text:line-break/><text:line-break/>Операційне управління:<text:line-break/>Постановка задачи.<text:line-break/>Организация выполнения. Распределение обязанностей. Обеспечение взаимодействия. Формирование позитивного отношения к работе.<text:line-break/>Выстраивание межличностных взаимоотношений. Стосунки в колективі не можуть бути занадто дружні. <text:line-break/>Анализ результатов.<text:line-break/>Аудит эффективности процессов.<text:line-break/><text:line-break/>Компетенції для власної ефективності<text:line-break/>+ Випрацювання рішень. Поради:<text:line-break/>- користуватись ручкою і листком: в оперативній пам'яті багато не витримаєш і неусвідомлено упростиш задачу<text:line-break/>- брати паузу на обдумування<text:line-break/>- перед обдумуванням записати обмеження і критерії хорошого рішення<text:line-break/>- не хвататись за перше ліпше рішення а зробити кілька альтернатив і обрати найкращу<text:line-break/><text:line-break/>+ <text:s/>представлення рішень - вміння доводити рішення через переконання. Часте використання, офіційних розпоряджень девальвує їх сили. Розпорядження не передбачають діалогу з підлеглими - це трохи їх ображає. Треба навчитись писати листи, робити презентації, виступати перед аудиторією і т. д. <text:line-break/><text:line-break/>+ Планування. Порада: формалізувати задачі, розставити пріоритети і визначити оптимальну послідовність виконання,передбачити ресурси, зробити графік, визначити етапи для контролю. <text:line-break/><text:line-break/>+ Саморозвиток<text:line-break/><text:line-break/>+ Управління групою. Люди в групі ведуть себе інакше. <text:line-break/><text:line-break/>+ регламентація - опис дій, при виконанні роботи. Регламентувати треба не все, з правильною деталізацією, не протирічливо. <text:line-break/><text:line-break/>+ дилегування. Враховуй параметри роботи(складність, інноваційність) і параметри виконавця(професійність, швидкість). Адаптуй передачу під виконавця. <text:line-break/><text:line-break/>+ координація - підтримка(не психологічна, а професійна), коучинг<text:line-break/><text:line-break/>+ контроль. Початковий(чи зрозуміла задача, чи має ресурси), проміжний, кінцевий. Не має бути <text:soft-page-break/>надто слабким і надто суворим. Має бути прозорим - підлеглий знає коли, що і по яким критеріям буде перевірено. Інакше контроль сприйматиметься як придирка. В кінці має бути чітке схвалення і/або критика. При виявленні неспівпадіння ситуації - спочатку розберись чому.<text:line-break/><text:line-break/>+ оперативна мотивація. Роз"яснення підлеглим чому компенсаційний пакет саме такий і коли він буде кращий<text:line-break/><text:line-break/>+ оперативне лідерство - вміння керувати іншими не використовуючи повноваження. Поради:<text:line-break/>- вмій задавати широкий діапазон емоцій<text:line-break/>- сам будь емоційно стійким - реакція має залежати від досягнення/проступку підлеглого, а не твого настрою<text:line-break/>- буть системним - кожне досягнення/проступок тягне за собою заохочення/покарання; не має бути лише покарань без заохочень<text:line-break/>- не ділити на відмінників і двієчників - покарання/заохоч обмежені в часі і не впливають на відношення<text:line-break/><text:line-break/>+ техніки комунікацій<text:line-break/><text:line-break/>+ коучинг<text:line-break/><text:line-break/>Краще почати зі зміни "буття": планування, регламентація і т. д. "Свідомість" - перийняття цінностей підлеглими, - підтягнеться потім. <text:line-break/><text:line-break/>Ставлення працівника до компанії варіюється від конфронтації до залученості:<text:line-break/>- конфронтація - проявляється як демонстративне порушення правил, "забування" нюансів завдання.<text:line-break/>- саботаж - виконання так, щоб завідома нічого не вийшло. Мотив - незгода з керівником. <text:line-break/>- <text:s/>імітація - придумування відмазок, щоб не перенапружуватись. Якщо задача легка, то її виконує нормально. <text:line-break/>- сумлінність(исполнительность) - чесно і добре виконує те, що поручено; ініціативи зовсім не проявляє. <text:line-break/>- лояльність - по совісті виконує роботу, проявляє ініціативу, не перевищує повноваження<text:line-break/>- залученість - нестримний інтузіазм. Через надмірну енергічність може пропустити деталі задачі, перевищувати повноваження, лізти не в свої справи, бути нездатним до системної роботи(старатись справитись наскоком), не соблюдать субординацію і правила. Чекає визнання за свою енергічність. З часом буде відчувати недооціненість і перейде до конфронтації. Доручай йому "подвиг" або переводь на посаду, де такий інтузіазм доцільний.<text:line-break/><text:line-break/>Щоб впровадити зміни, перед підлеглими має стати вибір: або їх становище стане кращим, або гіршим, - варіанту залишитись як зараз бути не повинно. <text:line-break/><text:line-break/>Приділяй увагу підтримці інакше наступний рівень здасться підлеглим не реалістичним. <text:line-break/><text:line-break/>"спонукай вигодою, стримуй шкодою" <text:line-break/><text:line-break/>Коли хвалиш, говори за що саме. <text:line-break/><text:line-break/>Впровадження змін може спричинити звільнення не лоялних - оціни хто може піти, будь готовий замінити їх. <text:line-break/><text:soft-page-break/><text:line-break/>Когнітивне балансування - повернення до стану, коли дії думки і переконання перестають бути суперечливими. <text:line-break/>Це явище проявляється у підлеглих в процесі прийняття змін. <text:line-break/><text:line-break/>Відносини з підлеглими:<text:line-break/>+ близькість - дистанційованість. Занадто близькі відносини заважають бути вимогливим. Підлеглі можуть використовувати наближеність для маніпуляції<text:line-break/>+ відкритість - маніпулятивність. В контексті звернення до підлеглого за послугою(наприклад затриматись). Якщо причина звернення твоя помилка - так і скажи. Якщо часто треба послуга - покращуй систему управління. <text:line-break/>+ щедрість - скупість. Велика компенсація мотивує не довго, а потім сприймається як данність. Краще оплачувати досягнення. <text:line-break/>+ чесність - обман. "війна - шлях обману", - краще не використовувати обман, але вміти треба. Якщо доручаєш підлеглим обманювати контрагентів, будь готовий, що можуть почати обманювати тебе. <text:line-break/>+ самостійність - колегіальність. Свобода висловлюватись підлеглим може привести до послаблення дисципліни. Краще хай відповідають на твої питання. Якщо вони все ж повідомляють щось самовільно - оціни їх мотив(для справи чи власної вигоди). Також форму коло того кого слухаєш. Включення до цього кола може бути заохоченням.<text:line-break/><text:line-break/>Парадигми для підлеглого:<text:line-break/>+ аналізуй завдання перед виконанням - чи все зрозуміло, чи всього вистачає<text:line-break/>+ отримане завдання має бути виконане на 100% - поділити завд. на виконані або ні<text:line-break/>+ про перепони для 100% виконання треба повідомляти відразу<text:line-break/>+ краще пропонувати варіанти вирішення проблеми, ніж просто її описати<text:line-break/>+ не додумувати зміни в параметрах задачі якщо бос вийшов, значить строки зміщуються<text:line-break/>+ незгода з параметрами - не привід їх ігнорувати<text:line-break/>+ факти і аргументи кращі ніж опінія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17T21:02:57.341566100</meta:creation-date>
    <dc:date>2025-11-17T21:04:35.763662300</dc:date>
    <meta:editing-duration>PT1M38S</meta:editing-duration>
    <meta:editing-cycles>2</meta:editing-cycles>
    <meta:generator>LibreOffice/25.2.6.2$Windows_X86_64 LibreOffice_project/729c5bfe710f5eb71ed3bbde9e06a6065e9c6c5d</meta:generator>
    <meta:document-statistic meta:table-count="0" meta:image-count="0" meta:object-count="0" meta:page-count="4" meta:paragraph-count="1" meta:word-count="1175" meta:character-count="8654" meta:non-whitespace-character-count="7417"/>
  </office:meta>
</office:document-meta>
</file>